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D000002B1D29BA11AEEF577D2.png" manifest:media-type="image/png"/>
  <manifest:file-entry manifest:full-path="Pictures/10000000000001A3000000BAF73E4CF51530916E.png" manifest:media-type="image/png"/>
  <manifest:file-entry manifest:full-path="Pictures/10000000000002C3000001B10B3B75E3BF9840AB.png" manifest:media-type="image/png"/>
  <manifest:file-entry manifest:full-path="Pictures/10000000000000C9000000FB2A1754CB640154AC.png" manifest:media-type="image/png"/>
  <manifest:file-entry manifest:full-path="Pictures/1000020100000190000001182084DA6E4A471358.png" manifest:media-type="image/png"/>
  <manifest:file-entry manifest:full-path="Pictures/100000000000031E000002A9E620C0D0BE92AA79.png" manifest:media-type="image/png"/>
  <manifest:file-entry manifest:full-path="Pictures/10000000000002D5000002386EFAB8BB12F48A97.png" manifest:media-type="image/png"/>
  <manifest:file-entry manifest:full-path="Pictures/100000000000052A0000074267F3637D9184E110.jpg" manifest:media-type="image/jpeg"/>
  <manifest:file-entry manifest:full-path="Pictures/10000201000002CB000001F69139E270A92341FF.png" manifest:media-type="image/png"/>
  <manifest:file-entry manifest:full-path="Pictures/10000201000002D0000002279805ACEE1B84F464.png" manifest:media-type="image/png"/>
  <manifest:file-entry manifest:full-path="Pictures/10000201000002620000016088BC9302CF2B39A3.png" manifest:media-type="image/png"/>
  <manifest:file-entry manifest:full-path="Pictures/1000020100000236000001BC1C7C97E429BBABCE.png" manifest:media-type="image/png"/>
  <manifest:file-entry manifest:full-path="Pictures/10000201000002A5000001FCDFF60795730BC59A.png" manifest:media-type="image/png"/>
  <manifest:file-entry manifest:full-path="Pictures/10000201000002B000000267D16CBE8791A3C60D.png" manifest:media-type="image/png"/>
  <manifest:file-entry manifest:full-path="Pictures/10000000000005A000000325521BA028A912410A.png" manifest:media-type="image/png"/>
  <manifest:file-entry manifest:full-path="Pictures/10000201000002B2000002060EE39CC7493E8A89.png" manifest:media-type="image/png"/>
  <manifest:file-entry manifest:full-path="Pictures/10000201000002AB000002F8F8452390015F34B0.png" manifest:media-type="image/png"/>
  <manifest:file-entry manifest:full-path="Pictures/1000020100000273000000E8E4105838649718FD.png" manifest:media-type="image/png"/>
  <manifest:file-entry manifest:full-path="Pictures/10000201000002B3000001858F3757548BFA16BC.png" manifest:media-type="image/png"/>
  <manifest:file-entry manifest:full-path="Pictures/10000201000002CF000001E791A9CE8EB9B25367.png" manifest:media-type="image/png"/>
  <manifest:file-entry manifest:full-path="Pictures/10000201000002CA000001F68C43849DF25DFC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FWERX CHALLENG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dvanced Microelectronics Design and Prototype Challenge</text:p>
            <text:p/>
            <text:p>Thomas Catalano</text:p>
            <text:p>@tomsno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Enhanced Ground Moving Target Indicator (GMTI) with added forensic analysis on a 14nm SoC.</text:p>
          </draw:text-box>
        </draw:frame>
        <draw:frame draw:style-name="gr2" draw:text-style-name="P2" draw:layer="layout" svg:width="25.908cm" svg:height="14.224cm" svg:x="1.016cm" svg:y="5.842cm" presentation:class="graphic" presentation:user-transformed="true">
          <draw:image xlink:href="Pictures/1000020100000236000001BC1C7C97E429BBAB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6.162cm" svg:height="19.408cm" svg:x="0.762cm" svg:y="0.837cm" presentation:class="graphic" presentation:user-transformed="true">
          <draw:image xlink:href="Pictures/10000201000002A5000001FCDFF60795730BC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423cm" svg:height="15.827cm" draw:transform="skewX (0.00645771823237902) rotate (0.00645771823237902) translate (0.235cm 2.026cm)" presentation:class="graphic" presentation:user-transformed="true">
          <draw:image xlink:href="Pictures/10000201000002620000016088BC9302CF2B39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908cm" svg:height="19.483cm" svg:x="1.27cm" svg:y="0.837cm" presentation:class="graphic" presentation:user-transformed="true">
          <draw:image xlink:href="Pictures/10000201000002D0000002279805ACEE1B84F4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416cm" svg:height="19.229cm" svg:x="0.762cm" svg:y="0.837cm" presentation:class="graphic" presentation:user-transformed="true">
          <draw:image xlink:href="Pictures/10000201000002B000000267D16CBE8791A3C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162cm" svg:height="19.229cm" svg:x="1.016cm" svg:y="0.837cm" presentation:class="graphic" presentation:user-transformed="true">
          <draw:image xlink:href="Pictures/10000201000002AB000002F8F8452390015F34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4cm" svg:height="19.229cm" svg:x="1.224cm" svg:y="0.837cm" presentation:class="graphic" presentation:user-transformed="true">
          <draw:image xlink:href="Pictures/10000201000002CA000001F68C43849DF25DFC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291cm" svg:height="15.401cm" draw:transform="skewX (0.00523598775598299) rotate (0.00523598775598299) translate (0.395cm 1.686cm)" presentation:class="graphic" presentation:user-transformed="true">
          <draw:image xlink:href="Pictures/10000201000002B2000002060EE39CC7493E8A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416cm" svg:height="19.623cm" svg:x="0.692cm" svg:y="0.837cm" presentation:class="graphic" presentation:user-transformed="true">
          <draw:image xlink:href="Pictures/10000201000002CF000001E791A9CE8EB9B253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8.721cm" svg:x="1.399cm" svg:y="0.837cm" presentation:class="graphic" presentation:user-transformed="true">
          <draw:image xlink:href="Pictures/1000020100000273000000E8E410583864971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4cm" svg:height="18.975cm" svg:x="1.27cm" svg:y="0.837cm" presentation:class="graphic" presentation:user-transformed="true">
          <draw:image xlink:href="Pictures/10000201000002CB000001F69139E270A9234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4cm" svg:height="18.721cm" svg:x="1.27cm" svg:y="0.837cm" presentation:class="graphic" presentation:user-transformed="true">
          <draw:image xlink:href="Pictures/10000201000002B3000001858F3757548BFA16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67cm" svg:height="19.483cm" svg:x="0.762cm" svg:y="0.837cm" presentation:class="graphic" presentation:user-transformed="true">
          <draw:image xlink:href="Pictures/100000000000052A0000074267F3637D9184E11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2.7cm" svg:height="19.374cm" draw:transform="skewX (0.0122173047639603) rotate (0.0122173047639603) translate (2.494cm 1.114cm)" presentation:class="graphic" presentation:user-transformed="true">
          <draw:image xlink:href="Pictures/100000000000031E000002A9E620C0D0BE92AA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4cm" svg:height="18.975cm" svg:x="1.524cm" svg:y="0.837cm" presentation:class="graphic" presentation:user-transformed="true">
          <draw:image xlink:href="Pictures/10000000000005A000000325521BA028A91241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162cm" svg:height="18.201cm" svg:x="1.016cm" svg:y="1.865cm" presentation:class="graphic" presentation:user-transformed="true">
          <draw:image xlink:href="Pictures/1000020100000190000001182084DA6E4A471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178cm" svg:height="15.153cm" svg:x="0.508cm" svg:y="4.913cm" presentation:class="graphic" presentation:user-transformed="true">
          <draw:image xlink:href="Pictures/10000000000000C9000000FB2A1754CB640154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416cm" svg:height="19.229cm" svg:x="0.762cm" svg:y="0.837cm" presentation:class="graphic" presentation:user-transformed="true">
          <draw:image xlink:href="Pictures/10000000000002C3000001B10B3B75E3BF9840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9.568cm" svg:x="0.963cm" svg:y="0.837cm" presentation:class="graphic" presentation:user-transformed="true">
          <draw:image xlink:href="Pictures/10000000000001A3000000BAF73E4CF5153091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908cm" svg:height="19.229cm" svg:x="1.016cm" svg:y="0.837cm" presentation:class="graphic" presentation:user-transformed="true">
          <draw:image xlink:href="Pictures/10000000000002D5000002386EFAB8BB12F48A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416cm" svg:height="19.483cm" svg:x="0.762cm" svg:y="0.837cm" presentation:class="graphic" presentation:user-transformed="true">
          <draw:image xlink:href="Pictures/10000201000002AD000002B1D29BA11AEEF57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9:42:53.949421017</meta:creation-date>
    <dc:date>2019-08-09T19:51:31.042588275</dc:date>
    <meta:editing-duration>PT55M38S</meta:editing-duration>
    <meta:editing-cycles>9</meta:editing-cycles>
    <meta:generator>LibreOffice/5.2.7.2$Linux_X86_64 LibreOffice_project/20m0$Build-2</meta:generator>
    <meta:document-statistic meta:object-count="109"/>
  </office:meta>
</office:document-meta>
</file>